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9cm" fo:margin-left="0.079cm" table:align="left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13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6"/>
    <style:style style:name="P4" style:family="paragraph" style:parent-style-name="Text_20_body" style:list-style-name="L1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Heading_20_1" style:master-page-name="MP0">
      <style:paragraph-properties style:page-number="auto" fo:break-before="page"/>
    </style:style>
    <style:style style:name="P8" style:family="paragraph" style:parent-style-name="Heading_20_3" style:list-style-name="L5"/>
    <style:style style:name="T1" style:family="text">
      <style:text-properties style:font-name="TimesNewRomanPSMT" style:letter-kerning="false" style:font-name-complex="TimesNewRomanPSMT"/>
    </style:style>
    <style:style style:name="T2" style:family="text">
      <style:text-properties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Fonte_20_parág._20_padrão"><text:span text:style-name="T1"><text:file-name text:display="name">UC02.02.01.00 - Incluir Eventos de Período Letivo</text:file-name></text:span>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2" office:value-type="string">
            <text:p text:style-name="Table_20_Contents">21/04/2010</text:p>
          </table:table-cell>
          <table:table-cell table:style-name="Tabela1.A2" office:value-type="string">
            <text:p text:style-name="Table_20_Contents">Dyego Silva Pinto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4" office:value-type="date" office:date-value="2010-11-08">
            <text:p text:style-name="Table_20_Contents">08/11/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erificação e ajustes de usabilidade</text:p>
          </table:table-cell>
        </table:table-row>
      </table:table>
      <text:h text:style-name="Heading_20_3" text:outline-level="3">Pré-condições</text:h>
      <text:list xml:id="list38310399" text:style-name="L1">
        <text:list-item>
          <text:p text:style-name="P4">O Coordenador seleciona a opção cadastrar no caso de uso base 'Manter Eventos de Período Letivo' de um determinado período letivo de um curso.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38317580" text:style-name="L2">
        <text:list-item>
          <text:p text:style-name="P1"><text:span text:style-name="Fonte_20_parág._20_padrão"><text:span text:style-name="T2">Sistema exibe a sigla do curso e o nome;</text:span></text:span></text:p>
        </text:list-item>
        <text:list-item>
          <text:p text:style-name="P1"><text:span text:style-name="Fonte_20_parág._20_padrão"><text:span text:style-name="T2">Sistema exibe a sigla do período letivo e, entre parênteses, a data de início e fim do período);</text:span></text:span></text:p>
        </text:list-item>
        <text:list-item>
          <text:p text:style-name="P1"><text:span text:style-name="Fonte_20_parág._20_padrão"><text:span text:style-name="T2">Sistema exibe campos com data inicial e possibilidade de data término, tipo de evento e descrição a serem preenchidos <text:s/>para o cadastro de evento administrativo;</text:span></text:span></text:p>
        </text:list-item>
        <text:list-item>
          <text:p text:style-name="P1"><text:span text:style-name="Fonte_20_parág._20_padrão"><text:span text:style-name="T2">Coordenador preenche os campos para o o cadastro e clica em Cadastrar, caso as informações forem validadas, o sistema informa a realização do cadastro com sucesso, caso contrário, notifica o usuário do erro.</text:span></text:span></text:p>
        </text:list-item>
        <text:list-item>
          <text:p text:style-name="P1"><text:span text:style-name="Fonte_20_parág._20_padrão"><text:span text:style-name="T2">Retorna ao passo 1 do fluxo principal.</text:span></text:span></text:p>
        </text:list-item>
      </text:list>
      <text:h text:style-name="Heading_20_3" text:outline-level="3">Fluxo Alternativo 1</text:h>
      <text:list xml:id="list38314950" text:style-name="L3">
        <text:list-item>
          <text:p text:style-name="P2"><text:s text:c="8"/>Coordenador encerra execução do caso de uso a qualquer momento.</text:p>
        </text:list-item>
      </text:list>
      <text:p text:style-name="Standard"/>
      <text:h text:style-name="Heading_20_3" text:outline-level="3">Fluxo Alternativo 2</text:h>
      <text:list xml:id="list38320936" text:style-name="L4">
        <text:list-item>
          <text:p text:style-name="P5">Se no passo 4 do fluxo principal, a data inicial for maior que a data final, exibir mensagem de erro;</text:p>
        </text:list-item>
        <text:list-item>
          <text:p text:style-name="P5">Reiniciar o fluxo principal;</text:p>
        </text:list-item>
      </text:list>
      <text:list xml:id="list38324417" text:style-name="L5">
        <text:list-item>
          <text:list>
            <text:list-item>
              <text:list>
                <text:list-header>
                  <text:h text:style-name="P8" text:outline-level="3">Fluxo Alternativo 3</text:h>
                </text:list-header>
              </text:list>
            </text:list-item>
          </text:list>
        </text:list-item>
        <text:list-item>
          <text:p text:style-name="P6"><text:s/>Se no passo 4 do fluxo principal o período do evento não está dentro do respectivo período letivo, exibir mensagem de erro;</text:p>
        </text:list-item>
        <text:list-item>
          <text:p text:style-name="P6">Reiniciar o fluxo principal;</text:p>
          <text:list>
            <text:list-item>
              <text:list>
                <text:list-header>
                  <text:h text:style-name="P8" text:outline-level="3">Fluxo Alternativo 4</text:h>
                </text:list-header>
              </text:list>
            </text:list-item>
          </text:list>
        </text:list-item>
        <text:list-item text:start-value="1">
          <text:p text:style-name="P6"><text:s/>Se no passo 4 do fluxo principal o coordenador selecionar um tipo de marco de evento, o sistema desabilita a descrição período do evento, e vice-versa;</text:p>
        </text:list-item>
        <text:list-item>
          <text:p text:style-name="P6">Volta ao passo 4 do fluxo principal;</text:p>
          <text:list>
            <text:list-item>
              <text:list>
                <text:list-header>
                  <text:h text:style-name="P8" text:outline-level="3"><text:soft-page-break/>Fluxo Alternativo 5</text:h>
                </text:list-header>
              </text:list>
            </text:list-item>
          </text:list>
        </text:list-item>
        <text:list-item text:start-value="1">
          <text:p text:style-name="P6"><text:s/>Se no passo 4 do fluxo principal o coordenador selecionar um tipo de marco de evento que já exista para o período letivo em questão, o sistema exibe uma mensagem de erro;</text:p>
        </text:list-item>
        <text:list-item>
          <text:p text:style-name="P6">Volta ao passo 4 do fluxo principal;</text:p>
        </text:list-item>
      </text:list>
      <text:h text:style-name="Heading_20_3" text:outline-level="3">Pós-condições</text:h>
      <text:list xml:id="list38317163" text:style-name="L6">
        <text:list-item>
          <text:p text:style-name="P3">Evento administrado cadastrado para o período letivo;</text:p>
        </text:list-item>
        <text:list-item>
          <text:p text:style-name="P3">Sistema registrou no log de auditoria para o usuário logado a mensagem: “Inserido o evento <text:span text:style-name="T3">&lt;descrição do evento ou tipo de evento&gt;</text:span> para o período letivo <text:span text:style-name="T3">2010.2 (02/07/2010 – 22/12/2010)</text:span><text:span text:style-name="T4"> </text:span>do curso <text:span text:style-name="T3">TASI (Análise de Sistema Informatizados)</text:span>"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initial-creator>Marcio Belo</meta:initial-creator>
    <meta:creation-date>2010-03-03T16:14:00</meta:creation-date>
    <dc:creator>Marcio Belo</dc:creator>
    <dc:date>2010-11-09T19:41:58.66</dc:date>
    <meta:editing-cycles>31</meta:editing-cycles>
    <meta:editing-duration>PT08H23M54S</meta:editing-duration>
    <meta:document-statistic meta:table-count="1" meta:image-count="0" meta:object-count="0" meta:page-count="2" meta:paragraph-count="38" meta:word-count="363" meta:character-count="2122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UC02.05.00%20-%20Manter%20Eventos%20Administrativos.odt/Normal.dotm"/>
  </office:meta>
</office:document-meta>
</file>